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text-properties fo:color="#000000" style:text-line-through-style="none" style:text-line-through-type="none" style:font-name="Calibri" fo:font-size="9pt" style:text-underline-style="none" fo:font-weight="normal" officeooo:rsid="015be6c0" officeooo:paragraph-rsid="036a4ee4" style:text-blinking="false" fo:background-color="#ffffff" style:font-name-asian="Times New Roman1" style:font-size-asian="9pt" style:font-weight-asian="normal" style:font-name-complex="Arial" style:font-size-complex="9pt" style:font-weight-complex="normal" loext:padding="0cm" loext:border="none"/>
    </style:style>
    <style:style style:name="P3" style:family="paragraph" style:parent-style-name="Standard">
      <style:text-properties fo:color="#000000" style:text-line-through-style="none" style:text-line-through-type="none" style:font-name="Calibri" fo:font-size="9pt" style:text-underline-style="none" fo:font-weight="normal" officeooo:rsid="015be6c0" officeooo:paragraph-rsid="03708979" style:text-blinking="false" fo:background-color="#ffffff" style:font-name-asian="Times New Roman1" style:font-size-asian="9pt" style:font-weight-asian="normal" style:font-name-complex="Arial" style:font-size-complex="9pt" style:font-weight-complex="normal" loext:padding="0cm" loext:border="none"/>
    </style:style>
    <style:style style:name="P4" style:family="paragraph" style:parent-style-name="Standard">
      <style:text-properties fo:color="#000000" style:text-line-through-style="none" style:text-line-through-type="none" style:font-name="Calibri" fo:font-size="9pt" style:text-underline-style="none" fo:font-weight="normal" officeooo:rsid="015be6c0" officeooo:paragraph-rsid="038ba5af" style:text-blinking="false" fo:background-color="#ffffff" style:font-name-asian="Times New Roman1" style:font-size-asian="9pt" style:font-weight-asian="normal" style:font-name-complex="Arial" style:font-size-complex="9pt" style:font-weight-complex="normal" loext:padding="0cm" loext:border="none"/>
    </style:style>
    <style:style style:name="P5" style:family="paragraph" style:parent-style-name="Standard">
      <style:text-properties fo:color="#000000" style:text-line-through-style="none" style:text-line-through-type="none" style:font-name="Calibri" fo:font-size="9pt" style:text-underline-style="none" fo:font-weight="normal" officeooo:rsid="015be6c0" officeooo:paragraph-rsid="038f68d9" style:text-blinking="false" fo:background-color="#ffffff" style:font-name-asian="Times New Roman1" style:font-size-asian="9pt" style:font-weight-asian="normal" style:font-name-complex="Arial" style:font-size-complex="9pt" style:font-weight-complex="normal" loext:padding="0cm" loext:border="none"/>
    </style:style>
    <style:style style:name="P6" style:family="paragraph" style:parent-style-name="Standard">
      <style:text-properties officeooo:paragraph-rsid="03708979"/>
    </style:style>
    <style:style style:name="P7" style:family="paragraph" style:parent-style-name="Standard">
      <style:text-properties officeooo:paragraph-rsid="0371e209"/>
    </style:style>
    <style:style style:name="P8" style:family="paragraph" style:parent-style-name="Standard">
      <style:text-properties officeooo:paragraph-rsid="038f68d9"/>
    </style:style>
    <style:style style:name="P9" style:family="paragraph" style:parent-style-name="Text_20_body">
      <style:text-properties officeooo:paragraph-rsid="0371e209"/>
    </style:style>
    <style:style style:name="P10" style:family="paragraph" style:parent-style-name="Standard" style:list-style-name="L1">
      <style:text-properties officeooo:paragraph-rsid="038f68d9"/>
    </style:style>
    <style:style style:name="P11" style:family="paragraph" style:parent-style-name="Standard" style:list-style-name="L7">
      <style:text-properties officeooo:paragraph-rsid="0398847a"/>
    </style:style>
    <style:style style:name="P12" style:family="paragraph" style:parent-style-name="Standard" style:list-style-name="L8">
      <style:text-properties officeooo:paragraph-rsid="039bb4ac"/>
    </style:style>
    <style:style style:name="P13" style:family="paragraph" style:parent-style-name="Standard">
      <style:text-properties officeooo:paragraph-rsid="039c6a1f"/>
    </style:style>
    <style:style style:name="P14" style:family="paragraph" style:parent-style-name="Standard" style:list-style-name="L9">
      <style:text-properties officeooo:paragraph-rsid="039c6a1f"/>
    </style:style>
    <style:style style:name="P15" style:family="paragraph" style:parent-style-name="Standard">
      <style:text-properties officeooo:paragraph-rsid="039cd2fa"/>
    </style:style>
    <style:style style:name="P16" style:family="paragraph" style:parent-style-name="Standard" style:list-style-name="L10">
      <style:text-properties officeooo:paragraph-rsid="039cd2fa"/>
    </style:style>
    <style:style style:name="P17" style:family="paragraph" style:parent-style-name="Standard">
      <style:text-properties officeooo:paragraph-rsid="039dfd20"/>
    </style:style>
    <style:style style:name="P18" style:family="paragraph" style:parent-style-name="Standard" style:list-style-name="L11">
      <style:text-properties officeooo:paragraph-rsid="039e718c"/>
    </style:style>
    <style:style style:name="P19" style:family="paragraph" style:parent-style-name="Standard">
      <style:text-properties officeooo:paragraph-rsid="039ee937"/>
    </style:style>
    <style:style style:name="P20" style:family="paragraph" style:parent-style-name="Standard" style:list-style-name="L12">
      <style:text-properties officeooo:paragraph-rsid="03a0c605"/>
    </style:style>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2">
      <style:paragraph-properties fo:margin-top="0cm" fo:margin-bottom="0cm" loext:contextual-spacing="false"/>
    </style:style>
    <style:style style:name="P27" style:family="paragraph" style:parent-style-name="Text_20_body" style:list-style-name="L2">
      <style:paragraph-properties fo:margin-top="0cm" fo:margin-bottom="0cm" loext:contextual-spacing="false"/>
      <style:text-properties officeooo:paragraph-rsid="03941134"/>
    </style:style>
    <style:style style:name="P28" style:family="paragraph" style:parent-style-name="Text_20_body" style:list-style-name="L3">
      <style:paragraph-properties fo:margin-top="0cm" fo:margin-bottom="0cm" loext:contextual-spacing="false"/>
    </style:style>
    <style:style style:name="P29" style:family="paragraph" style:parent-style-name="Text_20_body" style:list-style-name="L4">
      <style:paragraph-properties fo:margin-top="0cm" fo:margin-bottom="0cm" loext:contextual-spacing="false"/>
    </style:style>
    <style:style style:name="P30" style:family="paragraph" style:parent-style-name="Text_20_body" style:list-style-name="L5">
      <style:paragraph-properties fo:margin-top="0cm" fo:margin-bottom="0cm" loext:contextual-spacing="false"/>
    </style:style>
    <style:style style:name="P31" style:family="paragraph" style:parent-style-name="Text_20_body" style:list-style-name="L6">
      <style:paragraph-properties fo:margin-top="0cm" fo:margin-bottom="0cm" loext:contextual-spacing="false"/>
    </style:style>
    <style:style style:name="T1" style:family="text">
      <style:text-properties fo:color="#000000" style:text-line-through-style="none" style:text-line-through-type="none" style:font-name="Calibri" fo:font-size="9pt" style:text-underline-style="none" fo:font-weight="normal" officeooo:rsid="0339a5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371e2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37687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3a9b2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38f68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36a4e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officeooo:rsid="0371e209" style:text-blinking="false" fo:background-color="#ffffff" loext:char-shading-value="0" style:font-name-asian="Times New Roman1" style:font-size-asian="9pt" style:font-name-complex="Arial" style:font-size-complex="9pt" loext:padding="0cm" loext:border="none"/>
    </style:style>
    <style:style style:name="T8" style:family="text">
      <style:text-properties fo:color="#000000" style:text-line-through-style="none" style:text-line-through-type="none" style:font-name="Calibri" fo:font-size="9pt" style:text-underline-style="none" fo:font-weight="bold" officeooo:rsid="0371e20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 style:family="text">
      <style:text-properties style:font-name="Calibri" fo:font-size="9pt" officeooo:rsid="03708979" style:font-name-asian="Times New Roman1" style:font-size-asian="9pt" style:font-name-complex="Arial" style:font-size-complex="9pt"/>
    </style:style>
    <style:style style:name="T10" style:family="text">
      <style:text-properties style:font-name="Calibri" fo:font-size="9pt" officeooo:rsid="038ff6e8" style:font-name-asian="Times New Roman1" style:font-size-asian="9pt" style:font-name-complex="Arial" style:font-size-complex="9pt"/>
    </style:style>
    <style:style style:name="T11" style:family="text">
      <style:text-properties style:font-name="Calibri" officeooo:rsid="0339a5f5" style:font-name-asian="Times New Roman1" style:font-name-complex="Arial"/>
    </style:style>
    <style:style style:name="T12" style:family="text">
      <style:text-properties style:font-name="Calibri" officeooo:rsid="036a4ee4" style:font-name-asian="Times New Roman1" style:font-name-complex="Arial"/>
    </style:style>
    <style:style style:name="T13" style:family="text">
      <style:text-properties style:font-name="Calibri" fo:font-weight="bold" officeooo:rsid="0339a5f5" style:font-name-asian="Times New Roman1" style:font-weight-asian="bold" style:font-name-complex="Arial" style:font-weight-complex="bold"/>
    </style:style>
    <style:style style:name="T14" style:family="text">
      <style:text-properties style:font-name="Calibri" fo:font-weight="bold" officeooo:rsid="036a4ee4" style:font-name-asian="Times New Roman1" style:font-weight-asian="bold" style:font-name-complex="Arial" style:font-weight-complex="bold"/>
    </style:style>
    <style:style style:name="T15" style:family="text">
      <style:text-properties style:font-name="Calibri" fo:font-weight="bold" officeooo:rsid="036eb0a1" style:font-name-asian="Times New Roman1" style:font-weight-asian="bold" style:font-name-complex="Arial" style:font-weight-complex="bold"/>
    </style:style>
    <style:style style:name="T16" style:family="text">
      <style:text-properties style:font-name="Calibri" fo:font-weight="bold" officeooo:rsid="038e2470" style:font-name-asian="Times New Roman1" style:font-weight-asian="bold" style:font-name-complex="Arial" style:font-weight-complex="bold"/>
    </style:style>
    <style:style style:name="T17" style:family="text">
      <style:text-properties officeooo:rsid="03941134"/>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Source_20_Text"><text:span text:style-name="T16">D</text:span></text:span><text:span text:style-name="Source_20_Text"><text:span text:style-name="T13">esign steps:</text:span></text:span><text:span text:style-name="Source_20_Text"><text:span text:style-name="T11"><text:line-break/></text:span></text:span></text:p>
      <text:list xml:id="list7969713965822206588" text:style-name="L1">
        <text:list-item>
          <text:p text:style-name="P10"><text:span text:style-name="Source_20_Text"><text:span text:style-name="T4">problem stat</text:span></text:span><text:span text:style-name="Source_20_Text"><text:span text:style-name="T5">ement</text:span></text:span></text:p>
        </text:list-item>
        <text:list-item>
          <text:p text:style-name="P10"><text:span text:style-name="Source_20_Text"><text:span text:style-name="T4">u</text:span></text:span><text:span text:style-name="Source_20_Text"><text:span text:style-name="T1">se cases</text:span></text:span></text:p>
        </text:list-item>
        <text:list-item>
          <text:p text:style-name="P10"><text:span text:style-name="Source_20_Text"><text:span text:style-name="T1">identifying objects</text:span></text:span></text:p>
        </text:list-item>
        <text:list-item>
          <text:p text:style-name="P10"><text:span text:style-name="Source_20_Text"><text:span text:style-name="T1">identifying interactions among objects</text:span></text:span></text:p>
        </text:list-item>
        <text:list-item>
          <text:p text:style-name="P10"><text:span text:style-name="Source_20_Text"><text:span text:style-name="T1">identifying attributes of objects</text:span></text:span></text:p>
        </text:list-item>
        <text:list-item>
          <text:p text:style-name="P10"><text:span text:style-name="Source_20_Text"><text:span text:style-name="T1">refining with hierarchy</text:span></text:span></text:p>
        </text:list-item>
        <text:list-item>
          <text:p text:style-name="P10"><text:span text:style-name="Source_20_Text"><text:span text:style-name="T1">at the end of sixth step, we shall get good class diagram,</text:span></text:span></text:p>
        </text:list-item>
        <text:list-item>
          <text:p text:style-name="P10"><text:span text:style-name="Source_20_Text"><text:span text:style-name="T1">after we can proceed for implementation with functional modeling</text:span></text:span></text:p>
        </text:list-item>
      </text:list>
      <text:p text:style-name="P8"><text:span text:style-name="Source_20_Text"><text:span text:style-name="T1"/></text:span></text:p>
      <text:p text:style-name="P2"><text:span text:style-name="Source_20_Text"><text:span text:style-name="T14">1. Problem statement:</text:span></text:span></text:p>
      <text:list xml:id="list9060138645185596707" text:style-name="L7">
        <text:list-item>
          <text:p text:style-name="P11"><text:span text:style-name="Source_20_Text"><text:span text:style-name="T6">Chess is a board game of two players.</text:span></text:span></text:p>
        </text:list-item>
        <text:list-item>
          <text:p text:style-name="P11"><text:span text:style-name="Source_20_Text"><text:span text:style-name="T6">Player could be human or computer.</text:span></text:span></text:p>
        </text:list-item>
        <text:list-item>
          <text:p text:style-name="P11"><text:span text:style-name="Source_20_Text"><text:span text:style-name="T6">There are two sides of pieces in chess game. One is black and another one is white.</text:span></text:span></text:p>
        </text:list-item>
        <text:list-item>
          <text:p text:style-name="P11"><text:span text:style-name="Source_20_Text"><text:span text:style-name="T6">A player chooses one of them and plays with that side.</text:span></text:span></text:p>
        </text:list-item>
        <text:list-item>
          <text:p text:style-name="P11"><text:span text:style-name="Source_20_Text"><text:span text:style-name="T6">Each side of pieces contains total 16 including 1 king, 1 queen, 2 bishops, 2 knights, 2 rooks and 8 pawns.</text:span></text:span></text:p>
        </text:list-item>
        <text:list-item>
          <text:p text:style-name="P11"><text:span text:style-name="Source_20_Text"><text:span text:style-name="T6">First board is initialized according to its standard initial position of pieces.</text:span></text:span></text:p>
        </text:list-item>
        <text:list-item>
          <text:p text:style-name="P11"><text:span text:style-name="Source_20_Text"><text:span text:style-name="T6">Each player gets his turn and makes valid move of his side piece and gives turn to opponent.</text:span></text:span></text:p>
        </text:list-item>
        <text:list-item>
          <text:p text:style-name="P11"><text:span text:style-name="Source_20_Text"><text:span text:style-name="T6">Checkmate of either side king is considered the end of game. In time limit game, either timeout or checkmate is considered as the end of game.</text:span></text:span></text:p>
        </text:list-item>
        <text:list-item>
          <text:p text:style-name="P11"><text:span text:style-name="Source_20_Text"><text:span text:style-name="T6">Time limit game requires to maintain time watch of the two players.</text:span></text:span></text:p>
        </text:list-item>
      </text:list>
      <text:p text:style-name="P4"><text:span text:style-name="Source_20_Text"><text:span text:style-name="T12"/></text:span></text:p>
      <text:p text:style-name="P3"><text:span text:style-name="Source_20_Text"><text:span text:style-name="T13">2. </text:span></text:span><text:span text:style-name="Source_20_Text"><text:span text:style-name="T15">U</text:span></text:span><text:span text:style-name="Source_20_Text"><text:span text:style-name="T13">se cases:</text:span></text:span></text:p>
      <text:list xml:id="list6925721905867626530" text:style-name="L8">
        <text:list-item>
          <text:p text:style-name="P12"><text:span text:style-name="Source_20_Text"><text:span text:style-name="T9">chess board is initialized to its standard position </text:span></text:span></text:p>
        </text:list-item>
        <text:list-item>
          <text:p text:style-name="P12"><text:span text:style-name="Source_20_Text"><text:span text:style-name="T9">a player chooses his side.</text:span></text:span></text:p>
        </text:list-item>
        <text:list-item>
          <text:p text:style-name="P12"><text:span text:style-name="Source_20_Text"><text:span text:style-name="T9">White side is given the first turn and after given turn to the side time-watch starts for the side.</text:span></text:span></text:p>
        </text:list-item>
        <text:list-item>
          <text:p text:style-name="P12"><text:span text:style-name="Source_20_Text"><text:span text:style-name="T9">A player during his turn makes a move.</text:span></text:span></text:p>
        </text:list-item>
        <text:list-item>
          <text:p text:style-name="P12"><text:span text:style-name="Source_20_Text"><text:span text:style-name="T9">Validity of the move is checked</text:span></text:span></text:p>
        </text:list-item>
        <text:list-item>
          <text:p text:style-name="P12"><text:span text:style-name="Source_20_Text"><text:span text:style-name="T9">Opponent king checkmate checked</text:span></text:span></text:p>
        </text:list-item>
        <text:list-item>
          <text:p text:style-name="P12"><text:span text:style-name="Source_20_Text"><text:span text:style-name="T9">A piece is moved on the board accordingly.</text:span></text:span></text:p>
        </text:list-item>
        <text:list-item>
          <text:p text:style-name="P12"><text:span text:style-name="Source_20_Text"><text:span text:style-name="T9">Turn is given to opponent side.</text:span></text:span></text:p>
        </text:list-item>
        <text:list-item>
          <text:p text:style-name="P12"><text:span text:style-name="Source_20_Text"><text:span text:style-name="T9">The game is ended if timeout happens o</text:span></text:span><text:span text:style-name="Source_20_Text"><text:span text:style-name="T10">r</text:span></text:span><text:span text:style-name="Source_20_Text"><text:span text:style-name="T9"> checkmate found.</text:span></text:span></text:p>
        </text:list-item>
      </text:list>
      <text:p text:style-name="P6"><text:span text:style-name="Source_20_Text"><text:span text:style-name="T1"/></text:span></text:p>
      <text:p text:style-name="P13"><text:span text:style-name="Source_20_Text"><text:span text:style-name="T8">3. identifying objects: </text:span></text:span><text:span text:style-name="Source_20_Text"><text:span text:style-name="T2">After looking at use-cases, objects could be the following:</text:span></text:span></text:p>
      <text:list xml:id="list1378400119911406829" text:style-name="L9">
        <text:list-item>
          <text:p text:style-name="P14"><text:span text:style-name="Source_20_Text"><text:span text:style-name="T2">tangibles/externals: chess-board, player, piece,</text:span></text:span></text:p>
        </text:list-item>
        <text:list-item>
          <text:p text:style-name="P14"><text:span text:style-name="Source_20_Text"><text:span text:style-name="T2">internal: game, time-watch</text:span></text:span></text:p>
        </text:list-item>
      </text:list>
      <text:p text:style-name="P7"><text:span text:style-name="Source_20_Text"><text:span text:style-name="T2"/></text:span></text:p>
      <text:p text:style-name="P15"><text:span text:style-name="Source_20_Text"><text:span text:style-name="T8">4. identifying the interactions among objects:</text:span></text:span></text:p>
      <text:list xml:id="list1130406889228448558" text:style-name="L10">
        <text:list-item>
          <text:p text:style-name="P16"><text:span text:style-name="Source_20_Text"><text:span text:style-name="T2">game-&gt;(initializes)-&gt;chess-board </text:span></text:span></text:p>
        </text:list-item>
        <text:list-item>
          <text:p text:style-name="P16"><text:span text:style-name="Source_20_Text"><text:span text:style-name="T2">game-&gt;(arranges/moves)-&gt;piece </text:span></text:span></text:p>
        </text:list-item>
        <text:list-item>
          <text:p text:style-name="P16"><text:span text:style-name="Source_20_Text"><text:span text:style-name="T2">game-&gt;(starts/stops)-&gt;time-watch</text:span></text:span></text:p>
        </text:list-item>
        <text:list-item>
          <text:p text:style-name="P16"><text:span text:style-name="Source_20_Text"><text:span text:style-name="T2">player-&gt;(requests move)-&gt;game</text:span></text:span></text:p>
        </text:list-item>
        <text:list-item>
          <text:p text:style-name="P16"><text:span text:style-name="Source_20_Text"><text:span text:style-name="T2">chess-board-&gt;(consists of)-&gt;piece</text:span></text:span></text:p>
        </text:list-item>
        <text:list-item>
          <text:p text:style-name="P16"><text:span text:style-name="Source_20_Text"><text:span text:style-name="T2">game-&gt;(consiss)-&gt;players</text:span></text:span></text:p>
        </text:list-item>
        <text:list-item>
          <text:p text:style-name="P16"><text:span text:style-name="Source_20_Text"><text:span text:style-name="T2">game-&gt;(discards piece from)-&gt;chess-board</text:span></text:span></text:p>
        </text:list-item>
      </text:list>
      <text:p text:style-name="P7"><text:span text:style-name="Source_20_Text"><text:span text:style-name="T2"/></text:span></text:p>
      <text:p text:style-name="P17"><text:span text:style-name="Source_20_Text"><text:span text:style-name="T8">5. identifying attribute:</text:span></text:span></text:p>
      <text:list xml:id="list2128391101771366062" text:style-name="L11">
        <text:list-item>
          <text:p text:style-name="P18"><text:span text:style-name="Source_20_Text"><text:span text:style-name="T2">chess-board: matrix of positions, a position may contain piece </text:span></text:span></text:p>
        </text:list-item>
        <text:list-item>
          <text:p text:style-name="P18"><text:span text:style-name="Source_20_Text"><text:span text:style-name="T2">piece: side: white or black </text:span></text:span></text:p>
        </text:list-item>
        <text:list-item>
          <text:p text:style-name="P18"><text:span text:style-name="Source_20_Text"><text:span text:style-name="T2">king: type, queen: type, .... </text:span></text:span></text:p>
        </text:list-item>
        <text:list-item>
          <text:p text:style-name="P18"><text:span text:style-name="Source_20_Text"><text:span text:style-name="T2">game: players, chess-board, turn, time-watch </text:span></text:span></text:p>
        </text:list-item>
        <text:list-item>
          <text:p text:style-name="P18"><text:span text:style-name="Source_20_Text"><text:span text:style-name="T2">time-watch: timer </text:span></text:span></text:p>
        </text:list-item>
        <text:list-item>
          <text:p text:style-name="P18"><text:span text:style-name="Source_20_Text"><text:span text:style-name="T2">player: name, side</text:span></text:span></text:p>
        </text:list-item>
      </text:list>
      <text:p text:style-name="P7"><text:span text:style-name="Source_20_Text"><text:span text:style-name="T2"/></text:span></text:p>
      <text:p text:style-name="P19"><text:soft-page-break/><text:span text:style-name="Source_20_Text"><text:span text:style-name="T8">6. refining with hierarchy:</text:span></text:span></text:p>
      <text:list xml:id="list5793696871979776475" text:style-name="L12">
        <text:list-item>
          <text:p text:style-name="P20"><text:span text:style-name="Source_20_Text"><text:span text:style-name="T2">Player is inherited by "Human Player" and "Computer Player" </text:span></text:span></text:p>
        </text:list-item>
        <text:list-item>
          <text:p text:style-name="P20"><text:span text:style-name="Source_20_Text"><text:span text:style-name="T2">Piece is inherited by "King", "Queen", "Bishop", "Knight", "Rook", "Pawn"</text:span></text:span></text:p>
        </text:list-item>
      </text:list>
      <text:p text:style-name="P7"><text:span text:style-name="Source_20_Text"><text:span text:style-name="T2"/></text:span></text:p>
      <text:p text:style-name="P7"><text:span text:style-name="Source_20_Text"><text:span text:style-name="T2"/></text:span></text:p>
      <text:p text:style-name="P9"><text:span text:style-name="Source_20_Text"><text:span text:style-name="T2">Without offering a deep code review (as I don't have a lot of specific Java knowledge), let's look at what a full "move" entails in chess:</text:span></text:span></text:p>
      <text:list xml:id="list271546747237989143" text:style-name="L2">
        <text:list-item>
          <text:p text:style-name="P26">Player chooses piece to move. </text:p>
        </text:list-item>
        <text:list-item>
          <text:p text:style-name="P26">Piece makes legal move according to its own move rules. </text:p>
        </text:list-item>
        <text:list-item>
          <text:p text:style-name="P26">In addition to purely move-based rules, there's also capture logic, so a bishop cannot move from a1-h8 if there's a piece sitting on c3. </text:p>
        </text:list-item>
        <text:list-item>
          <text:p text:style-name="P26">If the player was previous under check and the move does not remove the check, it must be undone. </text:p>
        </text:list-item>
        <text:list-item>
          <text:p text:style-name="P26">If the move exposes check, it must be undone / disallowed. </text:p>
        </text:list-item>
        <text:list-item>
          <text:p text:style-name="P27">If player captures a piece, remove the piece (including en passant!, <text:a xlink:type="simple" xlink:href="https://en.wikipedia.org/wiki/En_passant" text:style-name="Internet_20_link" text:visited-style-name="Visited_20_Internet_20_Link"><text:span text:style-name="T17">https://en.wikipedia.org/wiki/En_passant</text:span></text:a>) </text:p>
        </text:list-item>
        <text:list-item>
          <text:p text:style-name="P26">If the piece is a pawn reaching the back rank, promote it. </text:p>
        </text:list-item>
        <text:list-item>
          <text:p text:style-name="P26">If the move is a castling, set the new position of the rook accordingly. But a king and rook can only castle if they haven't moved, so you need to keep track of that. And if the king moves through a check to castle, that's disallowed, too. </text:p>
        </text:list-item>
        <text:list-item>
          <text:p text:style-name="P21">If the move results in a stalemate or checkmate, the game is over. </text:p>
        </text:list-item>
      </text:list>
      <text:p text:style-name="Text_20_body">There may be more even (?). This is a complicated step, more than just counting and subsequently occupying spaces.</text:p>
      <text:p text:style-name="Text_20_body">So my general intuition would be to just call:</text:p>
      <text:p text:style-name="P1"><text:span text:style-name="Source_20_Text">Game.move(currentSpot, NewSpot);</text:span></text:p>
      <text:p text:style-name="Text_20_body">And the move method would contain all the code to validate the steps above:</text:p>
      <text:list xml:id="list2410972079068371750" text:style-name="L3">
        <text:list-item>
          <text:p text:style-name="P28">Check <text:span text:style-name="Source_20_Text">Piece.isValidMove(currentSpot, newSpot);</text:span> - probably need castling logic here since king moves more than 1 space and rook jumps the king) </text:p>
        </text:list-item>
        <text:list-item>
          <text:p text:style-name="P28">Check <text:span text:style-name="Source_20_Text">Player.isChecked()</text:span> (which is just sugar for <text:span text:style-name="Source_20_Text">Player.Pieces["King"].CanBeCaptured()</text:span> - more fun logic here!) </text:p>
        </text:list-item>
        <text:list-item>
          <text:p text:style-name="P28">Check if <text:span text:style-name="Source_20_Text">newSpot</text:span> contains a piece and if so, <text:span text:style-name="Source_20_Text">newSpot.Piece.Remove()</text:span>; </text:p>
        </text:list-item>
        <text:list-item>
          <text:p text:style-name="P28">Build some logic to call <text:span text:style-name="Source_20_Text">Piece.CheckEnPassant()</text:span> (Piece is pawn, first move, 2 steps, past an enemy pawn who moved into capturing position on previous move - have fun with that!) </text:p>
        </text:list-item>
        <text:list-item>
          <text:p text:style-name="P28"><text:span text:style-name="Source_20_Text">Piece.CheckPromote()</text:span> (Piece is pawn, move ends on opposing player's back rank) </text:p>
        </text:list-item>
        <text:list-item>
          <text:p text:style-name="P22">Check if <text:span text:style-name="Source_20_Text">Game.isOver()</text:span>, which checks <text:span text:style-name="Source_20_Text">Game.isStaleMate()</text:span> and <text:span text:style-name="Source_20_Text">Game.isCheckMate()</text:span>. </text:p>
        </text:list-item>
      </text:list>
      <text:p text:style-name="Text_20_body">Your Board class is highly anemic, you're only using it in your code as a proxy object for the array of spots. You might as well just create Board as an array of Spots in Game. In either case, you can already remove it from all your piece logic since all your logic is entirely predicated on the Xs and Ys you're passing in.</text:p>
      <text:p text:style-name="Text_20_body"><text:soft-page-break/><text:span text:style-name="Strong_20_Emphasis">UPDATE</text:span></text:p>
      <text:p text:style-name="Text_20_body">I would remove all your position properties from the piece. You're only using it as a proxy to figure out what spot the piece occupies during initializiation. Instead, remove <text:span text:style-name="Source_20_Text">Player.initializePieces()</text:span> and just initialize the Board with the pieces in the right spot (Board.Spot.Piece = King, etc.) and then let players choose a color.</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9"><text:span text:style-name="Source_20_Text"><text:span text:style-name="Strong_20_Emphasis"><text:span text:style-name="T7">Some quick shots</text:span></text:span></text:span><text:span text:style-name="Source_20_Text"><text:span text:style-name="T2"> </text:span></text:span></text:p>
      <text:list xml:id="list549041438472140241" text:style-name="L4">
        <text:list-item>
          <text:p text:style-name="P29">a <text:span text:style-name="Source_20_Text">if</text:span> condition written like <text:span text:style-name="Source_20_Text">if (booleanVariable==true)</text:span> can be simplified to <text:span text:style-name="Source_20_Text">if (booleanVariable)</text:span> </text:p>
        </text:list-item>
        <text:list-item>
          <text:p text:style-name="P29">you shouldn't have public variables like <text:span text:style-name="Source_20_Text">public boolean white;</text:span> </text:p>
        </text:list-item>
        <text:list-item>
          <text:p text:style-name="P23">no constructor of <text:span text:style-name="Source_20_Text">Game</text:span>, <text:span text:style-name="Source_20_Text">Board</text:span>, <text:span text:style-name="Source_20_Text">Player</text:span> and <text:span text:style-name="Source_20_Text">Piece</text:span> should call <text:span text:style-name="Source_20_Text">super()</text:span> because they are obviously not inheriting / extending any class. </text:p>
        </text:list-item>
      </text:list>
      <text:p text:style-name="Text_20_body"><text:span text:style-name="Strong_20_Emphasis">Some design quickshots</text:span> </text:p>
      <text:list xml:id="list5585727723920391908" text:style-name="L5">
        <text:list-item>
          <text:p text:style-name="P30">a chessgame needs a Board, 2 Players and 32 pieces. </text:p>
        </text:list-item>
        <text:list-item>
          <text:p text:style-name="P30">the pieces are part of the Board </text:p>
        </text:list-item>
        <text:list-item>
          <text:p text:style-name="P30">the Player moves the piece by rules </text:p>
        </text:list-item>
        <text:list-item>
          <text:p text:style-name="P30">the rules are bound to the type of piece and the pieces position on the board </text:p>
        </text:list-item>
        <text:list-item>
          <text:p text:style-name="P24">these rules needs to be evaluated by some object, either the <text:span text:style-name="Source_20_Text">Game</text:span> or a <text:span text:style-name="Source_20_Text">RuleEvaluator</text:span>. </text:p>
        </text:list-item>
      </text:list>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9"><text:span text:style-name="Source_20_Text"><text:span text:style-name="T2">My comments are with respect to design of the game. I see responsibilities of entities are mixed up in many places</text:span></text:span></text:p>
      <text:list xml:id="list829744364741319465" text:style-name="L6">
        <text:list-item>
          <text:p text:style-name="P31">Player should not initialize pieces. We can move the responsibility to board. Board and pieces doesn't need to know about players. </text:p>
        </text:list-item>
        <text:list-item>
          <text:p text:style-name="P31">Pieces should not handle move. Pieces can provide list of possible moves to reach the destination path but board should choose a valid path. </text:p>
        </text:list-item>
        <text:list-item>
          <text:p text:style-name="P31">Board should have check for "Check Mate" condition. </text:p>
        </text:list-item>
        <text:list-item>
          <text:p text:style-name="P31">Game should track the players move history and piece color selection. </text:p>
        </text:list-item>
        <text:list-item>
          <text:p text:style-name="P25">Player class should have only player details. </text:p>
        </text:list-item>
      </text:list>
      <text:p text:style-name="P7"><text:span text:style-name="Source_20_Tex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7-08-03T01:11:19.493973481</dc:date>
    <meta:editing-duration>P9DT4H19M56S</meta:editing-duration>
    <meta:editing-cycles>898</meta:editing-cycles>
    <meta:document-statistic meta:table-count="0" meta:image-count="0" meta:object-count="0" meta:page-count="3" meta:paragraph-count="89" meta:word-count="1043" meta:character-count="6094" meta:non-whitespace-character-count="5171"/>
  </office:meta>
</office:document-meta>
</file>